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--</text:p>
      <text:p text:style-name="Standard">- name: config web VM with docker</text:p>
      <text:p text:style-name="Standard"><text:s text:c="2"/>hosts: webservers</text:p>
      <text:p text:style-name="Standard"><text:s text:c="2"/>become: true</text:p>
      <text:p text:style-name="Standard"><text:s text:c="2"/>tasks:</text:p>
      <text:p text:style-name="Standard"/>
      <text:p text:style-name="Standard"><text:s text:c="2"/>- name: Install docker.io</text:p>
      <text:p text:style-name="Standard"><text:s text:c="4"/>apt:</text:p>
      <text:p text:style-name="Standard"><text:s text:c="6"/>update_cache: yes</text:p>
      <text:p text:style-name="Standard"><text:s text:c="6"/>name: docker.io</text:p>
      <text:p text:style-name="Standard"><text:s text:c="6"/>state: present</text:p>
      <text:p text:style-name="Standard"/>
      <text:p text:style-name="Standard"><text:s text:c="2"/>- name: Install pip3</text:p>
      <text:p text:style-name="Standard"><text:s text:c="4"/>apt:</text:p>
      <text:p text:style-name="Standard"><text:s text:c="6"/>name: python3-pip</text:p>
      <text:p text:style-name="Standard"><text:s text:c="6"/>state: present</text:p>
      <text:p text:style-name="Standard"/>
      <text:p text:style-name="Standard"><text:s text:c="2"/>- name: Install python docker module</text:p>
      <text:p text:style-name="Standard"><text:s text:c="4"/>pip:</text:p>
      <text:p text:style-name="Standard"><text:s text:c="6"/>name: docker</text:p>
      <text:p text:style-name="Standard"><text:s text:c="6"/>state: present</text:p>
      <text:p text:style-name="Standard"/>
      <text:p text:style-name="Standard"><text:s text:c="2"/>- name: download and launch a docker web container</text:p>
      <text:p text:style-name="Standard"><text:s text:c="4"/>docker_container:</text:p>
      <text:p text:style-name="Standard"><text:s text:c="6"/>name: dvwa</text:p>
      <text:p text:style-name="Standard"><text:s text:c="6"/>image: cyberxsecurity/dvwa</text:p>
      <text:p text:style-name="Standard"><text:s text:c="6"/>state: started</text:p>
      <text:p text:style-name="Standard"><text:s text:c="6"/>restart_policy: always</text:p>
      <text:p text:style-name="Standard"><text:s text:c="6"/>published_ports: 80:80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7T15:18:01.435000000</meta:creation-date>
    <dc:date>2020-12-07T15:18:42.245000000</dc:date>
    <meta:editing-duration>PT41S</meta:editing-duration>
    <meta:editing-cycles>1</meta:editing-cycles>
    <meta:document-statistic meta:table-count="0" meta:image-count="0" meta:object-count="0" meta:page-count="1" meta:paragraph-count="25" meta:word-count="64" meta:character-count="530" meta:non-whitespace-character-count="389"/>
    <meta:generator>LibreOffice/7.0.1.2$Windows_X86_64 LibreOffice_project/7cbcfc562f6eb6708b5ff7d7397325de9e764452</meta:generator>
  </office:meta>
</office:document-meta>
</file>